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0.9528in"/>
    </style:style>
    <style:style style:name="co4" style:family="table-column">
      <style:table-column-properties fo:break-before="auto" style:column-width="1.252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5.4957in"/>
    </style:style>
    <style:style style:name="ro1" style:family="table-row">
      <style:table-row-properties style:row-height="0.1953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date-style style:name="N8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8122"/>
    <style:style style:name="ce3" style:family="table-cell" style:parent-style-name="Excel_20_Built-in_20_Normal" style:data-style-name="N8037"/>
    <style:style style:name="ce4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office:forms form:automatic-focus="false" form:apply-design-mode="false"/>
        <table:table-column table:style-name="co2" table:default-cell-style-name="Excel_20_Built-in_20_Normal"/>
        <table:table-column table:style-name="co4" table:default-cell-style-name="Excel_20_Built-in_20_Normal"/>
        <table:table-column table:style-name="co3" table:number-columns-repeated="2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3" table:number-columns-repeated="1018" table:default-cell-style-name="Excel_20_Built-in_20_Normal"/>
        <table:table-row table:style-name="ro1">
          <table:table-cell table:style-name="ce1" office:value-type="string">
            <text:p>Destination</text:p>
          </table:table-cell>
          <table:table-cell table:style-name="ce1" office:value-type="string">
            <text:p>Leg 1</text:p>
          </table:table-cell>
          <table:table-cell table:style-name="ce1" office:value-type="string">
            <text:p>Leg 2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Ragazzi</text:p>
          </table:table-cell>
          <table:table-cell office:value-type="float" office:value="8.6">
            <text:p>8.6</text:p>
          </table:table-cell>
          <table:table-cell office:value-type="float" office:value="5.4">
            <text:p>5.4</text:p>
          </table:table-cell>
          <table:table-cell table:number-columns-repeated="1021"/>
        </table:table-row>
        <table:table-row table:style-name="ro1">
          <table:table-cell office:value-type="string">
            <text:p>Round Table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Su Hong</text:p>
          </table:table-cell>
          <table:table-cell office:value-type="float" office:value="12.2">
            <text:p>12.2</text:p>
          </table:table-cell>
          <table:table-cell office:value-type="float" office:value="1.9">
            <text:p>1.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Destination</text:p>
          </table:table-cell>
          <table:table-cell table:style-name="ce1" office:value-type="string">
            <text:p>MPG 1</text:p>
          </table:table-cell>
          <table:table-cell table:style-name="ce1" office:value-type="string">
            <text:p>MPG 2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Notes</text:p>
          </table:table-cell>
          <table:table-cell table:style-name="ce1" table:number-columns-repeated="1018"/>
        </table:table-row>
        <table:table-row table:style-name="ro1">
          <table:table-cell table:style-name="ce2" office:value-type="date" office:date-value="2015-02-11">
            <text:p>2/11/2015</text:p>
          </table:table-cell>
          <table:table-cell office:value-type="string">
            <text:p>Ragazzi</text:p>
          </table:table-cell>
          <table:table-cell office:value-type="float" office:value="47.4">
            <text:p>47.4</text:p>
          </table:table-cell>
          <table:table-cell office:value-type="float" office:value="57.9">
            <text:p>57.9</text:p>
          </table:table-cell>
          <table:table-cell office:value-type="float" office:value="51.4">
            <text:p>51.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2-18">
            <text:p>2/18/2015</text:p>
          </table:table-cell>
          <table:table-cell office:value-type="string">
            <text:p>Ragazzi</text:p>
          </table:table-cell>
          <table:table-cell office:value-type="float" office:value="48.1">
            <text:p>48.1</text:p>
          </table:table-cell>
          <table:table-cell office:value-type="float" office:value="56.5">
            <text:p>56.5</text:p>
          </table:table-cell>
          <table:table-cell office:value-type="float" office:value="51.3">
            <text:p>51.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2-24">
            <text:p>2/24/2015</text:p>
          </table:table-cell>
          <table:table-cell office:value-type="string">
            <text:p>Round Table</text:p>
          </table:table-cell>
          <table:table-cell office:value-type="float" office:value="51.5">
            <text:p>51.5</text:p>
          </table:table-cell>
          <table:table-cell office:value-type="float" office:value="56.7">
            <text:p>56.7</text:p>
          </table:table-cell>
          <table:table-cell office:value-type="float" office:value="52.2">
            <text:p>52.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3-25">
            <text:p>3/25/2015</text:p>
          </table:table-cell>
          <table:table-cell office:value-type="string">
            <text:p>Su Hong</text:p>
          </table:table-cell>
          <table:table-cell office:value-type="float" office:value="51.8">
            <text:p>51.8</text:p>
          </table:table-cell>
          <table:table-cell office:value-type="float" office:value="62">
            <text:p>62</text:p>
          </table:table-cell>
          <table:table-cell office:value-type="float" office:value="53.2">
            <text:p>53.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3-03">
            <text:p>3/3/2015</text:p>
          </table:table-cell>
          <table:table-cell office:value-type="string">
            <text:p>Round Table</text:p>
          </table:table-cell>
          <table:table-cell office:value-type="float" office:value="50.6">
            <text:p>50.6</text:p>
          </table:table-cell>
          <table:table-cell office:value-type="float" office:value="66">
            <text:p>66</text:p>
          </table:table-cell>
          <table:table-cell office:value-type="float" office:value="52.8">
            <text:p>52.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3-04">
            <text:p>3/4/2015</text:p>
          </table:table-cell>
          <table:table-cell office:value-type="string">
            <text:p>Ragazzi</text:p>
          </table:table-cell>
          <table:table-cell office:value-type="float" office:value="46.9">
            <text:p>46.9</text:p>
          </table:table-cell>
          <table:table-cell office:value-type="float" office:value="55.8">
            <text:p>55.8</text:p>
          </table:table-cell>
          <table:table-cell office:value-type="float" office:value="50.3">
            <text:p>50.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3-10">
            <text:p>3/10/2015</text:p>
          </table:table-cell>
          <table:table-cell office:value-type="string">
            <text:p>Round Table</text:p>
          </table:table-cell>
          <table:table-cell office:value-type="float" office:value="51.5">
            <text:p>51.5</text:p>
          </table:table-cell>
          <table:table-cell office:value-type="float" office:value="61.9">
            <text:p>61.9</text:p>
          </table:table-cell>
          <table:table-cell office:value-type="float" office:value="53">
            <text:p>5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3-11">
            <text:p>3/11/2015</text:p>
          </table:table-cell>
          <table:table-cell office:value-type="string">
            <text:p>Ragazzi</text:p>
          </table:table-cell>
          <table:table-cell office:value-type="float" office:value="48.5">
            <text:p>48.5</text:p>
          </table:table-cell>
          <table:table-cell office:value-type="float" office:value="62">
            <text:p>62</text:p>
          </table:table-cell>
          <table:table-cell office:value-type="float" office:value="54.1">
            <text:p>54.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3-16">
            <text:p>3/16/2015</text:p>
          </table:table-cell>
          <table:table-cell office:value-type="string">
            <text:p>Ragazzi</text:p>
          </table:table-cell>
          <table:table-cell office:value-type="float" office:value="47.5">
            <text:p>47.5</text:p>
          </table:table-cell>
          <table:table-cell office:value-type="float" office:value="64.7">
            <text:p>64.7</text:p>
          </table:table-cell>
          <table:table-cell office:value-type="float" office:value="54.1">
            <text:p>54.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3-17">
            <text:p>3/17/2015</text:p>
          </table:table-cell>
          <table:table-cell office:value-type="string">
            <text:p>Round Table</text:p>
          </table:table-cell>
          <table:table-cell office:value-type="float" office:value="53.5">
            <text:p>53.5</text:p>
          </table:table-cell>
          <table:table-cell office:value-type="float" office:value="62.3">
            <text:p>62.3</text:p>
          </table:table-cell>
          <table:table-cell office:value-type="float" office:value="54.8">
            <text:p>54.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3-31">
            <text:p>3/31/2015</text:p>
          </table:table-cell>
          <table:table-cell office:value-type="string">
            <text:p>Round Table</text:p>
          </table:table-cell>
          <table:table-cell office:value-type="float" office:value="49.1">
            <text:p>49.1</text:p>
          </table:table-cell>
          <table:table-cell office:value-type="float" office:value="74.2">
            <text:p>74.2</text:p>
          </table:table-cell>
          <table:table-cell office:value-type="float" office:value="52.7">
            <text:p>52.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4-01">
            <text:p>4/1/2015</text:p>
          </table:table-cell>
          <table:table-cell office:value-type="string">
            <text:p>Ragazzi</text:p>
          </table:table-cell>
          <table:table-cell office:value-type="float" office:value="46.5">
            <text:p>46.5</text:p>
          </table:table-cell>
          <table:table-cell office:value-type="float" office:value="57.1">
            <text:p>57.1</text:p>
          </table:table-cell>
          <table:table-cell office:value-type="float" office:value="50.6">
            <text:p>50.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4-07">
            <text:p>4/7/2015</text:p>
          </table:table-cell>
          <table:table-cell office:value-type="string">
            <text:p>Round Table</text:p>
          </table:table-cell>
          <table:table-cell office:value-type="float" office:value="49.2">
            <text:p>49.2</text:p>
          </table:table-cell>
          <table:table-cell office:value-type="float" office:value="54.5">
            <text:p>54.5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4-14">
            <text:p>4/14/2015</text:p>
          </table:table-cell>
          <table:table-cell office:value-type="string">
            <text:p>Round Table</text:p>
          </table:table-cell>
          <table:table-cell office:value-type="float" office:value="50">
            <text:p>50</text:p>
          </table:table-cell>
          <table:table-cell office:value-type="float" office:value="68.1">
            <text:p>68.1</text:p>
          </table:table-cell>
          <table:table-cell office:value-type="float" office:value="52.6">
            <text:p>52.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4-15">
            <text:p>4/15/2015</text:p>
          </table:table-cell>
          <table:table-cell office:value-type="string">
            <text:p>Ragazzi</text:p>
          </table:table-cell>
          <table:table-cell office:value-type="float" office:value="49.1">
            <text:p>49.1</text:p>
          </table:table-cell>
          <table:table-cell office:value-type="float" office:value="58.9">
            <text:p>58.9</text:p>
          </table:table-cell>
          <table:table-cell office:value-type="float" office:value="52.9">
            <text:p>52.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4-22">
            <text:p>4/22/2015</text:p>
          </table:table-cell>
          <table:table-cell office:value-type="string">
            <text:p>Ragazzi</text:p>
          </table:table-cell>
          <table:table-cell office:value-type="float" office:value="47.7">
            <text:p>47.7</text:p>
          </table:table-cell>
          <table:table-cell office:value-type="float" office:value="56.9">
            <text:p>56.9</text:p>
          </table:table-cell>
          <table:table-cell office:value-type="float" office:value="51.2">
            <text:p>51.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4-28">
            <text:p>4/28/2015</text:p>
          </table:table-cell>
          <table:table-cell office:value-type="string">
            <text:p>Round Table</text:p>
          </table:table-cell>
          <table:table-cell office:value-type="float" office:value="50">
            <text:p>50</text:p>
          </table:table-cell>
          <table:table-cell office:value-type="float" office:value="63.8">
            <text:p>63.8</text:p>
          </table:table-cell>
          <table:table-cell office:value-type="float" office:value="52">
            <text:p>5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4-29">
            <text:p>4/29/2015</text:p>
          </table:table-cell>
          <table:table-cell office:value-type="string">
            <text:p>Ragazzi</text:p>
          </table:table-cell>
          <table:table-cell office:value-type="float" office:value="49.4">
            <text:p>49.4</text:p>
          </table:table-cell>
          <table:table-cell office:value-type="float" office:value="60.8">
            <text:p>60.8</text:p>
          </table:table-cell>
          <table:table-cell office:value-type="float" office:value="53.8">
            <text:p>53.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5-06">
            <text:p>5/6/2015</text:p>
          </table:table-cell>
          <table:table-cell office:value-type="string">
            <text:p>Ragazzi/Su Hong</text:p>
          </table:table-cell>
          <table:table-cell office:value-type="float" office:value="47.6">
            <text:p>47.6</text:p>
          </table:table-cell>
          <table:table-cell office:value-type="float" office:value="54.7">
            <text:p>54.7</text:p>
          </table:table-cell>
          <table:table-cell office:value-type="float" office:value="50.5">
            <text:p>50.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5-26">
            <text:p>5/26/2015</text:p>
          </table:table-cell>
          <table:table-cell office:value-type="string">
            <text:p>Round Table</text:p>
          </table:table-cell>
          <table:table-cell office:value-type="float" office:value="53.6">
            <text:p>53.6</text:p>
          </table:table-cell>
          <table:table-cell office:value-type="float" office:value="76.8">
            <text:p>76.8</text:p>
          </table:table-cell>
          <table:table-cell office:value-type="float" office:value="56.9">
            <text:p>56.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6-02">
            <text:p>6/2/2015</text:p>
          </table:table-cell>
          <table:table-cell office:value-type="string">
            <text:p>Round Table</text:p>
          </table:table-cell>
          <table:table-cell office:value-type="float" office:value="47.8">
            <text:p>47.8</text:p>
          </table:table-cell>
          <table:table-cell office:value-type="float" office:value="72.4">
            <text:p>72.4</text:p>
          </table:table-cell>
          <table:table-cell office:value-type="float" office:value="51.3">
            <text:p>51.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6-03">
            <text:p>6/3/2015</text:p>
          </table:table-cell>
          <table:table-cell office:value-type="string">
            <text:p>Ragazzi</text:p>
          </table:table-cell>
          <table:table-cell office:value-type="float" office:value="47.4">
            <text:p>47.4</text:p>
          </table:table-cell>
          <table:table-cell office:value-type="float" office:value="58.3">
            <text:p>58.3</text:p>
          </table:table-cell>
          <table:table-cell office:value-type="float" office:value="51.6">
            <text:p>51.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6-08">
            <text:p>6/8/2015</text:p>
          </table:table-cell>
          <table:table-cell office:value-type="string">
            <text:p>Su Hong</text:p>
          </table:table-cell>
          <table:table-cell office:value-type="float" office:value="54.7">
            <text:p>54.7</text:p>
          </table:table-cell>
          <table:table-cell office:value-type="float" office:value="74">
            <text:p>74</text:p>
          </table:table-cell>
          <table:table-cell office:value-type="float" office:value="57.3">
            <text:p>57.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6-09">
            <text:p>6/9/2015</text:p>
          </table:table-cell>
          <table:table-cell office:value-type="string">
            <text:p>Round Table</text:p>
          </table:table-cell>
          <table:table-cell office:value-type="float" office:value="53.2">
            <text:p>53.2</text:p>
          </table:table-cell>
          <table:table-cell office:value-type="float" office:value="67">
            <text:p>67</text:p>
          </table:table-cell>
          <table:table-cell office:value-type="float" office:value="55.2">
            <text:p>55.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7-14">
            <text:p>7/14/2015</text:p>
          </table:table-cell>
          <table:table-cell office:value-type="string">
            <text:p>Round Table</text:p>
          </table:table-cell>
          <table:table-cell office:value-type="float" office:value="54">
            <text:p>54</text:p>
          </table:table-cell>
          <table:table-cell office:value-type="float" office:value="64.5">
            <text:p>64.5</text:p>
          </table:table-cell>
          <table:table-cell office:value-type="float" office:value="55.5">
            <text:p>55.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7-21">
            <text:p>7/21/2015</text:p>
          </table:table-cell>
          <table:table-cell office:value-type="string">
            <text:p>Round Table</text:p>
          </table:table-cell>
          <table:table-cell office:value-type="float" office:value="53.5">
            <text:p>53.5</text:p>
          </table:table-cell>
          <table:table-cell office:value-type="float" office:value="60.7">
            <text:p>60.7</text:p>
          </table:table-cell>
          <table:table-cell office:value-type="float" office:value="54.5">
            <text:p>54.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7-28">
            <text:p>7/28/2015</text:p>
          </table:table-cell>
          <table:table-cell office:value-type="string">
            <text:p>Round Table</text:p>
          </table:table-cell>
          <table:table-cell office:value-type="float" office:value="50.6">
            <text:p>50.6</text:p>
          </table:table-cell>
          <table:table-cell office:value-type="float" office:value="56.2">
            <text:p>56.2</text:p>
          </table:table-cell>
          <table:table-cell office:value-type="float" office:value="51.4">
            <text:p>51.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7-29">
            <text:p>7/29/2015</text:p>
          </table:table-cell>
          <table:table-cell office:value-type="string">
            <text:p>Su Hong</text:p>
          </table:table-cell>
          <table:table-cell office:value-type="float" office:value="55.7">
            <text:p>55.7</text:p>
          </table:table-cell>
          <table:table-cell office:value-type="float" office:value="66.6">
            <text:p>66.6</text:p>
          </table:table-cell>
          <table:table-cell office:value-type="float" office:value="57.2">
            <text:p>57.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8-11">
            <text:p>8/11/2015</text:p>
          </table:table-cell>
          <table:table-cell office:value-type="string">
            <text:p>Round Table</text:p>
          </table:table-cell>
          <table:table-cell office:value-type="float" office:value="55.7">
            <text:p>55.7</text:p>
          </table:table-cell>
          <table:table-cell office:value-type="float" office:value="68.5">
            <text:p>68.5</text:p>
          </table:table-cell>
          <table:table-cell office:value-type="float" office:value="57.5">
            <text:p>57.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8-14">
            <text:p>8/14/2015</text:p>
          </table:table-cell>
          <table:table-cell office:value-type="string">
            <text:p>Su Hong</text:p>
          </table:table-cell>
          <table:table-cell office:value-type="float" office:value="50.9">
            <text:p>50.9</text:p>
          </table:table-cell>
          <table:table-cell office:value-type="float" office:value="70.4">
            <text:p>70.4</text:p>
          </table:table-cell>
          <table:table-cell office:value-type="float" office:value="53.5">
            <text:p>53.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8-18">
            <text:p>8/18/2015</text:p>
          </table:table-cell>
          <table:table-cell office:value-type="string">
            <text:p>Round Table</text:p>
          </table:table-cell>
          <table:table-cell office:value-type="float" office:value="54.8">
            <text:p>54.8</text:p>
          </table:table-cell>
          <table:table-cell office:value-type="float" office:value="60.5">
            <text:p>60.5</text:p>
          </table:table-cell>
          <table:table-cell office:value-type="float" office:value="57">
            <text:p>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9-15">
            <text:p>9/15/2015</text:p>
          </table:table-cell>
          <table:table-cell office:value-type="string">
            <text:p>Round Table</text:p>
          </table:table-cell>
          <table:table-cell office:value-type="float" office:value="52.8">
            <text:p>52.8</text:p>
          </table:table-cell>
          <table:table-cell office:value-type="float" office:value="71.4">
            <text:p>71.4</text:p>
          </table:table-cell>
          <table:table-cell office:value-type="float" office:value="55.5">
            <text:p>55.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9-23">
            <text:p>9/23/2015</text:p>
          </table:table-cell>
          <table:table-cell office:value-type="string">
            <text:p>Ragazzi</text:p>
          </table:table-cell>
          <table:table-cell office:value-type="float" office:value="52.3">
            <text:p>52.3</text:p>
          </table:table-cell>
          <table:table-cell office:value-type="float" office:value="65.6">
            <text:p>65.6</text:p>
          </table:table-cell>
          <table:table-cell office:value-type="float" office:value="57.4">
            <text:p>57.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9-24">
            <text:p>9/24/2015</text:p>
          </table:table-cell>
          <table:table-cell office:value-type="string">
            <text:p>Ragazzi</text:p>
          </table:table-cell>
          <table:table-cell office:value-type="float" office:value="56.7">
            <text:p>56.7</text:p>
          </table:table-cell>
          <table:table-cell office:value-type="float" office:value="59.5">
            <text:p>59.5</text:p>
          </table:table-cell>
          <table:table-cell office:value-type="float" office:value="57.8">
            <text:p>57.8</text:p>
          </table:table-cell>
          <table:table-cell office:value-type="string">
            <text:p>This was a trip to a talk at Sequoia, across from Ragazzi; Afterward I stopped by Su Hong; it was 56.7 MPG (4.1 miles) to Su Hong, and 65.4 MPG (1.9 miles) home, so the real MPG would be slightly higher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5-09-30">
            <text:p>9/30/2015</text:p>
          </table:table-cell>
          <table:table-cell office:value-type="string">
            <text:p>Ragazzi</text:p>
          </table:table-cell>
          <table:table-cell office:value-type="float" office:value="50.3">
            <text:p>50.3</text:p>
          </table:table-cell>
          <table:table-cell office:value-type="float" office:value="59.1">
            <text:p>59.1</text:p>
          </table:table-cell>
          <table:table-cell office:value-type="float" office:value="53.7">
            <text:p>53.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10-07">
            <text:p>10/7/2015</text:p>
          </table:table-cell>
          <table:table-cell office:value-type="string">
            <text:p>Ragazzi</text:p>
          </table:table-cell>
          <table:table-cell table:number-columns-repeated="3" office:value-type="float" office:value="55">
            <text:p>55</text:p>
          </table:table-cell>
          <table:table-cell office:value-type="string">
            <text:p>Andrew was there right when I pulled up at Ragazzi so I kept the car running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5-10-28">
            <text:p>10/28/2015</text:p>
          </table:table-cell>
          <table:table-cell office:value-type="string">
            <text:p>Ragazzi</text:p>
          </table:table-cell>
          <table:table-cell office:value-type="float" office:value="49.9">
            <text:p>49.9</text:p>
          </table:table-cell>
          <table:table-cell office:value-type="float" office:value="61">
            <text:p>61</text:p>
          </table:table-cell>
          <table:table-cell office:value-type="float" office:value="54.2">
            <text:p>54.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12-08">
            <text:p>12/8/2015</text:p>
          </table:table-cell>
          <table:table-cell office:value-type="string">
            <text:p>Round Table</text:p>
          </table:table-cell>
          <table:table-cell office:value-type="float" office:value="53.9">
            <text:p>53.9</text:p>
          </table:table-cell>
          <table:table-cell office:value-type="float" office:value="75.3">
            <text:p>75.3</text:p>
          </table:table-cell>
          <table:table-cell office:value-type="float" office:value="57">
            <text:p>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12-09">
            <text:p>12/9/2015</text:p>
          </table:table-cell>
          <table:table-cell office:value-type="string">
            <text:p>Ragazzi</text:p>
          </table:table-cell>
          <table:table-cell office:value-type="float" office:value="50">
            <text:p>50</text:p>
          </table:table-cell>
          <table:table-cell office:value-type="float" office:value="59.3">
            <text:p>59.3</text:p>
          </table:table-cell>
          <table:table-cell office:value-type="float" office:value="53.6">
            <text:p>53.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12-15">
            <text:p>12/15/2015</text:p>
          </table:table-cell>
          <table:table-cell office:value-type="string">
            <text:p>Round Table</text:p>
          </table:table-cell>
          <table:table-cell office:value-type="float" office:value="47.6">
            <text:p>47.6</text:p>
          </table:table-cell>
          <table:table-cell office:value-type="float" office:value="56.6">
            <text:p>56.6</text:p>
          </table:table-cell>
          <table:table-cell office:value-type="float" office:value="48.9">
            <text:p>48.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6-01-19">
            <text:p>1/19/2016</text:p>
          </table:table-cell>
          <table:table-cell office:value-type="string">
            <text:p>Round Table</text:p>
          </table:table-cell>
          <table:table-cell office:value-type="float" office:value="50.2">
            <text:p>50.2</text:p>
          </table:table-cell>
          <table:table-cell office:value-type="float" office:value="56.3">
            <text:p>56.3</text:p>
          </table:table-cell>
          <table:table-cell office:value-type="float" office:value="51.1">
            <text:p>51.1</text:p>
          </table:table-cell>
          <table:table-cell office:value-type="string">
            <text:p>This was good, because it was cool and rainy going in and I only got 49.6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01">
            <text:p>02/01/16</text:p>
          </table:table-cell>
          <table:table-cell office:value-type="string">
            <text:p>Round Table</text:p>
          </table:table-cell>
          <table:table-cell office:value-type="float" office:value="52.8">
            <text:p>52.8</text:p>
          </table:table-cell>
          <table:table-cell office:value-type="float" office:value="55.7">
            <text:p>55.7</text:p>
          </table:table-cell>
          <table:table-cell office:value-type="float" office:value="53.2">
            <text:p>53.2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6-02-08">
            <text:p>02/08/16</text:p>
          </table:table-cell>
          <table:table-cell office:value-type="string">
            <text:p>Su Hong</text:p>
          </table:table-cell>
          <table:table-cell office:value-type="float" office:value="52.1">
            <text:p>52.1</text:p>
          </table:table-cell>
          <table:table-cell office:value-type="float" office:value="75.1">
            <text:p>75.1</text:p>
          </table:table-cell>
          <table:table-cell office:value-type="float" office:value="55.2">
            <text:p>55.2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6-02-09">
            <text:p>02/09/16</text:p>
          </table:table-cell>
          <table:table-cell office:value-type="string">
            <text:p>Round Table</text:p>
          </table:table-cell>
          <table:table-cell table:style-name="ce4" office:value-type="float" office:value="54.1">
            <text:p>54.1</text:p>
          </table:table-cell>
          <table:table-cell table:style-name="ce4" office:value-type="float" office:value="58.4">
            <text:p>58.4</text:p>
          </table:table-cell>
          <table:table-cell table:style-name="ce4" office:value-type="float" office:value="54.7">
            <text:p>54.7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6-02-10">
            <text:p>02/10/16</text:p>
          </table:table-cell>
          <table:table-cell office:value-type="string">
            <text:p>Ragazzi</text:p>
          </table:table-cell>
          <table:table-cell table:style-name="ce4" office:value-type="float" office:value="46.9">
            <text:p>46.9</text:p>
          </table:table-cell>
          <table:table-cell table:style-name="ce4" office:value-type="float" office:value="64.3">
            <text:p>64.3</text:p>
          </table:table-cell>
          <table:table-cell office:value-type="float" office:value="53.6">
            <text:p>53.6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6-02-16">
            <text:p>02/16/16</text:p>
          </table:table-cell>
          <table:table-cell office:value-type="string">
            <text:p>Round Table</text:p>
          </table:table-cell>
          <table:table-cell office:value-type="float" office:value="53.8">
            <text:p>53.8</text:p>
          </table:table-cell>
          <table:table-cell office:value-type="float" office:value="66.3">
            <text:p>66.3</text:p>
          </table:table-cell>
          <table:table-cell table:style-name="ce4" office:value-type="float" office:value="55.6">
            <text:p>55.6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6-02-17">
            <text:p>02/17/16</text:p>
          </table:table-cell>
          <table:table-cell office:value-type="string">
            <text:p>Ragazzi</text:p>
          </table:table-cell>
          <table:table-cell office:value-type="float" office:value="46.3">
            <text:p>46.3</text:p>
          </table:table-cell>
          <table:table-cell table:style-name="ce4" office:value-type="float" office:value="49.3">
            <text:p>49.3</text:p>
          </table:table-cell>
          <table:table-cell office:value-type="float" office:value="47.5">
            <text:p>47.5</text:p>
          </table:table-cell>
          <table:table-cell office:value-type="string">
            <text:p>Cool and rainy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3-02">
            <text:p>03/02/16</text:p>
          </table:table-cell>
          <table:table-cell office:value-type="string">
            <text:p>Ragazzi</text:p>
          </table:table-cell>
          <table:table-cell office:value-type="float" office:value="46.5">
            <text:p>46.5</text:p>
          </table:table-cell>
          <table:table-cell office:value-type="float" office:value="61.4">
            <text:p>61.4</text:p>
          </table:table-cell>
          <table:table-cell office:value-type="float" office:value="52.2">
            <text:p>52.2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6-03-16">
            <text:p>03/16/16</text:p>
          </table:table-cell>
          <table:table-cell office:value-type="string">
            <text:p>Ragazzi</text:p>
          </table:table-cell>
          <table:table-cell table:style-name="ce4" office:value-type="float" office:value="50.3">
            <text:p>50.3</text:p>
          </table:table-cell>
          <table:table-cell table:style-name="ce4" office:value-type="float" office:value="60.2">
            <text:p>60.2</text:p>
          </table:table-cell>
          <table:table-cell office:value-type="float" office:value="54.1">
            <text:p>54.1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6-03-22">
            <text:p>03/22/16</text:p>
          </table:table-cell>
          <table:table-cell office:value-type="string">
            <text:p>Round Table</text:p>
          </table:table-cell>
          <table:table-cell office:value-type="float" office:value="50.5">
            <text:p>50.5</text:p>
          </table:table-cell>
          <table:table-cell table:style-name="ce4" office:value-type="float" office:value="66.4">
            <text:p>66.4</text:p>
          </table:table-cell>
          <table:table-cell office:value-type="float" office:value="52.8">
            <text:p>52.8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6-03-29">
            <text:p>03/29/16</text:p>
          </table:table-cell>
          <table:table-cell office:value-type="string">
            <text:p>Round Table</text:p>
          </table:table-cell>
          <table:table-cell office:value-type="float" office:value="49.8">
            <text:p>49.8</text:p>
          </table:table-cell>
          <table:table-cell office:value-type="float" office:value="68.7">
            <text:p>68.7</text:p>
          </table:table-cell>
          <table:table-cell office:value-type="float" office:value="52.5">
            <text:p>52.5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6-04-19">
            <text:p>04/19/16</text:p>
          </table:table-cell>
          <table:table-cell office:value-type="string">
            <text:p>Round Table</text:p>
          </table:table-cell>
          <table:table-cell office:value-type="float" office:value="51.2">
            <text:p>51.2</text:p>
          </table:table-cell>
          <table:table-cell office:value-type="float" office:value="63.3">
            <text:p>63.3</text:p>
          </table:table-cell>
          <table:table-cell office:value-type="float" office:value="52.9">
            <text:p>52.9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6-04-27">
            <text:p>04/27/16</text:p>
          </table:table-cell>
          <table:table-cell office:value-type="string">
            <text:p>Su Hong</text:p>
          </table:table-cell>
          <table:table-cell office:value-type="float" office:value="50.9">
            <text:p>50.9</text:p>
          </table:table-cell>
          <table:table-cell office:value-type="float" office:value="66.6">
            <text:p>66.6</text:p>
          </table:table-cell>
          <table:table-cell office:value-type="float" office:value="53">
            <text:p>53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6-05-10">
            <text:p>05/10/16</text:p>
          </table:table-cell>
          <table:table-cell office:value-type="string">
            <text:p>PGC-Roundtable</text:p>
          </table:table-cell>
          <table:table-cell table:number-columns-repeated="3" office:value-type="float" office:value="55.6">
            <text:p>55.6</text:p>
          </table:table-cell>
          <table:table-cell office:value-type="string">
            <text:p>This was going home from PGC and stopping at Roundtable (6.3 @ 45.3 / 14.2 @ 58.8 / 2.0 @ 65.4)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5-11">
            <text:p>05/11/16</text:p>
          </table:table-cell>
          <table:table-cell office:value-type="string">
            <text:p>Ragazzi</text:p>
          </table:table-cell>
          <table:table-cell office:value-type="float" office:value="46.9">
            <text:p>46.9</text:p>
          </table:table-cell>
          <table:table-cell office:value-type="float" office:value="60.8">
            <text:p>60.8</text:p>
          </table:table-cell>
          <table:table-cell office:value-type="float" office:value="52.3">
            <text:p>52.3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6-05-31">
            <text:p>05/31/16</text:p>
          </table:table-cell>
          <table:table-cell office:value-type="string">
            <text:p>Round Table</text:p>
          </table:table-cell>
          <table:table-cell office:value-type="float" office:value="51">
            <text:p>51</text:p>
          </table:table-cell>
          <table:table-cell office:value-type="float" office:value="60.6">
            <text:p>60.6</text:p>
          </table:table-cell>
          <table:table-cell office:value-type="float" office:value="52.4">
            <text:p>52.4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6-06-01">
            <text:p>06/01/16</text:p>
          </table:table-cell>
          <table:table-cell office:value-type="string">
            <text:p>Ragazzi</text:p>
          </table:table-cell>
          <table:table-cell table:number-columns-repeated="3" office:value-type="float" office:value="54.7">
            <text:p>54.7</text:p>
          </table:table-cell>
          <table:table-cell office:value-type="string">
            <text:p>Kept the motor running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6-03">
            <text:p>06/03/16</text:p>
          </table:table-cell>
          <table:table-cell office:value-type="string">
            <text:p>Su Hong</text:p>
          </table:table-cell>
          <table:table-cell office:value-type="float" office:value="54.1">
            <text:p>54.1</text:p>
          </table:table-cell>
          <table:table-cell office:value-type="float" office:value="72.5">
            <text:p>72.5</text:p>
          </table:table-cell>
          <table:table-cell office:value-type="float" office:value="56.6">
            <text:p>56.6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6-06-21">
            <text:p>06/21/16</text:p>
          </table:table-cell>
          <table:table-cell office:value-type="string">
            <text:p>Round Table</text:p>
          </table:table-cell>
          <table:table-cell office:value-type="float" office:value="51.7">
            <text:p>51.7</text:p>
          </table:table-cell>
          <table:table-cell table:style-name="ce4" office:value-type="float" office:value="88.5">
            <text:p>88.5</text:p>
          </table:table-cell>
          <table:table-cell office:value-type="float" office:value="57">
            <text:p>57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6-06-28">
            <text:p>06/28/16</text:p>
          </table:table-cell>
          <table:table-cell office:value-type="string">
            <text:p>Round Table</text:p>
          </table:table-cell>
          <table:table-cell office:value-type="float" office:value="53">
            <text:p>53</text:p>
          </table:table-cell>
          <table:table-cell office:value-type="float" office:value="70.2">
            <text:p>70.2</text:p>
          </table:table-cell>
          <table:table-cell office:value-type="float" office:value="55.6">
            <text:p>55.6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6-07-05">
            <text:p>07/05/16</text:p>
          </table:table-cell>
          <table:table-cell office:value-type="string">
            <text:p>Round Table</text:p>
          </table:table-cell>
          <table:table-cell office:value-type="float" office:value="52.4">
            <text:p>52.4</text:p>
          </table:table-cell>
          <table:table-cell office:value-type="float" office:value="62.3">
            <text:p>62.3</text:p>
          </table:table-cell>
          <table:table-cell office:value-type="float" office:value="53.8">
            <text:p>53.8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6-07-26">
            <text:p>07/26/16</text:p>
          </table:table-cell>
          <table:table-cell office:value-type="string">
            <text:p>Round Table</text:p>
          </table:table-cell>
          <table:table-cell office:value-type="float" office:value="56.3">
            <text:p>56.3</text:p>
          </table:table-cell>
          <table:table-cell table:style-name="ce4" office:value-type="float" office:value="69.4">
            <text:p>69.4</text:p>
          </table:table-cell>
          <table:table-cell office:value-type="float" office:value="58.2">
            <text:p>58.2</text:p>
          </table:table-cell>
          <table:table-cell office:value-type="string">
            <text:p>I got 59.1 MPG going into work so it was a pretty good day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8-02">
            <text:p>08/02/16</text:p>
          </table:table-cell>
          <table:table-cell office:value-type="string">
            <text:p>Round Table</text:p>
          </table:table-cell>
          <table:table-cell table:style-name="ce4" office:value-type="float" office:value="54.7">
            <text:p>54.7</text:p>
          </table:table-cell>
          <table:table-cell table:style-name="ce4" office:value-type="float" office:value="61.4">
            <text:p>61.4</text:p>
          </table:table-cell>
          <table:table-cell office:value-type="float" office:value="55.7">
            <text:p>55.7</text:p>
          </table:table-cell>
          <table:table-cell office:value-type="string">
            <text:p>After 62.9 going into work via PGC that morning!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8-04">
            <text:p>08/04/16</text:p>
          </table:table-cell>
          <table:table-cell office:value-type="string">
            <text:p>Home-PGC-Work</text:p>
          </table:table-cell>
          <table:table-cell table:style-name="ce4" office:value-type="float" office:value="56.4">
            <text:p>56.4</text:p>
          </table:table-cell>
          <table:table-cell table:style-name="ce4" office:value-type="float" office:value="65">
            <text:p>65</text:p>
          </table:table-cell>
          <table:table-cell office:value-type="float" office:value="58.5">
            <text:p>58.5</text:p>
          </table:table-cell>
          <table:table-cell office:value-type="string">
            <text:p>Dropping Grace off for PGC camp (17.3 miles to PGC and 5.6 to Guidewire)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8-05">
            <text:p>08/05/16</text:p>
          </table:table-cell>
          <table:table-cell office:value-type="string">
            <text:p>TJ's to home</text:p>
          </table:table-cell>
          <table:table-cell office:value-type="float" office:value="40.1">
            <text:p>40.1</text:p>
          </table:table-cell>
          <table:table-cell office:value-type="float" office:value="55.9">
            <text:p>55.9</text:p>
          </table:table-cell>
          <table:table-cell office:value-type="float" office:value="53.3">
            <text:p>53.3</text:p>
          </table:table-cell>
          <table:table-cell office:value-type="string">
            <text:p>3.1 miles from Guidewire to TJ's, 15.5 miles from TJ's to home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8-08">
            <text:p>08/08/16</text:p>
          </table:table-cell>
          <table:table-cell office:value-type="string">
            <text:p>Su Hong</text:p>
          </table:table-cell>
          <table:table-cell table:style-name="ce4" office:value-type="float" office:value="51.3">
            <text:p>51.3</text:p>
          </table:table-cell>
          <table:table-cell table:style-name="ce4" office:value-type="float" office:value="64.6">
            <text:p>64.6</text:p>
          </table:table-cell>
          <table:table-cell office:value-type="float" office:value="53.1">
            <text:p>53.1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6-08-09">
            <text:p>08/09/16</text:p>
          </table:table-cell>
          <table:table-cell office:value-type="string">
            <text:p>Round Table</text:p>
          </table:table-cell>
          <table:table-cell table:style-name="ce4" office:value-type="float" office:value="57.3">
            <text:p>57.3</text:p>
          </table:table-cell>
          <table:table-cell table:style-name="ce4" office:value-type="float" office:value="68.3">
            <text:p>68.3</text:p>
          </table:table-cell>
          <table:table-cell office:value-type="float" office:value="58.9">
            <text:p>58.9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6-08-16">
            <text:p>08/16/16</text:p>
          </table:table-cell>
          <table:table-cell office:value-type="string">
            <text:p>Round Table</text:p>
          </table:table-cell>
          <table:table-cell table:style-name="ce4" office:value-type="float" office:value="56.8">
            <text:p>56.8</text:p>
          </table:table-cell>
          <table:table-cell table:style-name="ce4" office:value-type="float" office:value="74.6">
            <text:p>74.6</text:p>
          </table:table-cell>
          <table:table-cell office:value-type="float" office:value="59.3">
            <text:p>59.3</text:p>
          </table:table-cell>
          <table:table-cell office:value-type="string">
            <text:p>New record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8-23">
            <text:p>08/23/16</text:p>
          </table:table-cell>
          <table:table-cell table:style-name="Default" office:value-type="string">
            <text:p>Round Table</text:p>
          </table:table-cell>
          <table:table-cell table:style-name="ce4" office:value-type="float" office:value="54.6">
            <text:p>54.6</text:p>
          </table:table-cell>
          <table:table-cell table:style-name="ce4" office:value-type="float" office:value="68.3">
            <text:p>68.3</text:p>
          </table:table-cell>
          <table:table-cell office:value-type="float" office:value="56.6">
            <text:p>56.6</text:p>
          </table:table-cell>
          <table:table-cell office:value-type="string">
            <text:p>Got 57 going into work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8-25">
            <text:p>08/25/16</text:p>
          </table:table-cell>
          <table:table-cell office:value-type="string">
            <text:p>Work-MA-Home</text:p>
          </table:table-cell>
          <table:table-cell table:style-name="ce4" office:value-type="float" office:value="54.5">
            <text:p>54.5</text:p>
          </table:table-cell>
          <table:table-cell table:style-name="ce4" office:value-type="float" office:value="64">
            <text:p>64</text:p>
          </table:table-cell>
          <table:table-cell office:value-type="float" office:value="56.3">
            <text:p>56.3</text:p>
          </table:table-cell>
          <table:table-cell office:value-type="string">
            <text:p>12.1 miles to MA and 2.8 miles home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8-30">
            <text:p>08/30/16</text:p>
          </table:table-cell>
          <table:table-cell table:style-name="Default" office:value-type="string">
            <text:p>Round Table</text:p>
          </table:table-cell>
          <table:table-cell table:style-name="ce4" office:value-type="float" office:value="55.8">
            <text:p>55.8</text:p>
          </table:table-cell>
          <table:table-cell table:style-name="ce4" office:value-type="float" office:value="70">
            <text:p>70</text:p>
          </table:table-cell>
          <table:table-cell office:value-type="float" office:value="57.8">
            <text:p>57.8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6-09-07">
            <text:p>09/07/16</text:p>
          </table:table-cell>
          <table:table-cell office:value-type="string">
            <text:p>Ragazzi</text:p>
          </table:table-cell>
          <table:table-cell table:style-name="ce4" office:value-type="float" office:value="56.2">
            <text:p>56.2</text:p>
          </table:table-cell>
          <table:table-cell table:style-name="ce4" office:value-type="float" office:value="63.3">
            <text:p>63.3</text:p>
          </table:table-cell>
          <table:table-cell office:value-type="float" office:value="58.9">
            <text:p>58.9</text:p>
          </table:table-cell>
          <table:table-cell office:value-type="string">
            <text:p>New Ragazzi record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9-14">
            <text:p>09/14/16</text:p>
          </table:table-cell>
          <table:table-cell office:value-type="string">
            <text:p>Ragazzi</text:p>
          </table:table-cell>
          <table:table-cell table:style-name="ce4" office:value-type="float" office:value="52.3">
            <text:p>52.3</text:p>
          </table:table-cell>
          <table:table-cell table:style-name="ce4" office:value-type="float" office:value="62.5">
            <text:p>62.5</text:p>
          </table:table-cell>
          <table:table-cell office:value-type="float" office:value="56.2">
            <text:p>56.2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6-09-22">
            <text:p>09/22/16</text:p>
          </table:table-cell>
          <table:table-cell office:value-type="string">
            <text:p>Su Hong</text:p>
          </table:table-cell>
          <table:table-cell table:style-name="ce4" office:value-type="float" office:value="52.7">
            <text:p>52.7</text:p>
          </table:table-cell>
          <table:table-cell table:style-name="ce4" office:value-type="float" office:value="49.7">
            <text:p>49.7</text:p>
          </table:table-cell>
          <table:table-cell office:value-type="float" office:value="52.3">
            <text:p>52.3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6-09-28">
            <text:p>09/28/16</text:p>
          </table:table-cell>
          <table:table-cell office:value-type="string">
            <text:p>Ragazzi</text:p>
          </table:table-cell>
          <table:table-cell table:style-name="ce4" office:value-type="float" office:value="48.5">
            <text:p>48.5</text:p>
          </table:table-cell>
          <table:table-cell table:style-name="ce4" office:value-type="float" office:value="65.4">
            <text:p>65.4</text:p>
          </table:table-cell>
          <table:table-cell office:value-type="float" office:value="55">
            <text:p>55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6-09-30">
            <text:p>09/30/16</text:p>
          </table:table-cell>
          <table:table-cell office:value-type="string">
            <text:p>su Hong</text:p>
          </table:table-cell>
          <table:table-cell table:style-name="ce4" office:value-type="float" office:value="51.4">
            <text:p>51.4</text:p>
          </table:table-cell>
          <table:table-cell table:style-name="ce4" office:value-type="float" office:value="63">
            <text:p>63</text:p>
          </table:table-cell>
          <table:table-cell office:value-type="float" office:value="53">
            <text:p>53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6-10-05">
            <text:p>10/05/16</text:p>
          </table:table-cell>
          <table:table-cell office:value-type="string">
            <text:p>Ragazzi</text:p>
          </table:table-cell>
          <table:table-cell table:style-name="ce4" office:value-type="float" office:value="48.9">
            <text:p>48.9</text:p>
          </table:table-cell>
          <table:table-cell table:style-name="ce4" office:value-type="float" office:value="60.7">
            <text:p>60.7</text:p>
          </table:table-cell>
          <table:table-cell office:value-type="float" office:value="53.5">
            <text:p>53.5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6-10-26">
            <text:p>10/26/16</text:p>
          </table:table-cell>
          <table:table-cell table:style-name="ce4" office:value-type="string">
            <text:p>Ragazzi </text:p>
          </table:table-cell>
          <table:table-cell office:value-type="float" office:value="52.2">
            <text:p>52.2</text:p>
          </table:table-cell>
          <table:table-cell office:value-type="float" office:value="62.3">
            <text:p>62.3</text:p>
          </table:table-cell>
          <table:table-cell office:value-type="float" office:value="56.1">
            <text:p>56.1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6-11-16">
            <text:p>11/16/16</text:p>
          </table:table-cell>
          <table:table-cell office:value-type="string">
            <text:p>Ragazzi </text:p>
          </table:table-cell>
          <table:table-cell table:style-name="ce4" office:value-type="float" office:value="48.8">
            <text:p>48.8</text:p>
          </table:table-cell>
          <table:table-cell table:style-name="ce4" office:value-type="float" office:value="60.9">
            <text:p>60.9</text:p>
          </table:table-cell>
          <table:table-cell office:value-type="float" office:value="53.5">
            <text:p>53.5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6-11-22">
            <text:p>11/22/16</text:p>
          </table:table-cell>
          <table:table-cell table:style-name="Default" office:value-type="string">
            <text:p>Round Table</text:p>
          </table:table-cell>
          <table:table-cell table:style-name="ce4" office:value-type="float" office:value="51.7">
            <text:p>51.7</text:p>
          </table:table-cell>
          <table:table-cell table:style-name="ce4" office:value-type="float" office:value="62.2">
            <text:p>62.2</text:p>
          </table:table-cell>
          <table:table-cell table:style-name="ce4" office:value-type="float" office:value="53.2">
            <text:p>53.2</text:p>
          </table:table-cell>
          <table:table-cell office:value-type="string">
            <text:p>I only got 51.4 going in this morning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11-28">
            <text:p>11/28/16</text:p>
          </table:table-cell>
          <table:table-cell office:value-type="string">
            <text:p>Ragazzi</text:p>
          </table:table-cell>
          <table:table-cell table:style-name="ce4" office:value-type="float" office:value="45.5">
            <text:p>45.5</text:p>
          </table:table-cell>
          <table:table-cell table:style-name="ce4" office:value-type="float" office:value="54.3">
            <text:p>54.3</text:p>
          </table:table-cell>
          <table:table-cell office:value-type="float" office:value="48.9">
            <text:p>48.9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7-01-03">
            <text:p>01/03/17</text:p>
          </table:table-cell>
          <table:table-cell office:value-type="string">
            <text:p>Round Table</text:p>
          </table:table-cell>
          <table:table-cell table:style-name="ce4" office:value-type="float" office:value="47.7">
            <text:p>47.7</text:p>
          </table:table-cell>
          <table:table-cell table:style-name="ce4" office:value-type="float" office:value="60.3">
            <text:p>60.3</text:p>
          </table:table-cell>
          <table:table-cell office:value-type="float" office:value="49.5">
            <text:p>49.5</text:p>
          </table:table-cell>
          <table:table-cell office:value-type="string">
            <text:p>Cool and rainy; got 52.8 going in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1-11">
            <text:p>01/11/17</text:p>
          </table:table-cell>
          <table:table-cell office:value-type="string">
            <text:p>Ragazzi</text:p>
          </table:table-cell>
          <table:table-cell table:style-name="ce4" office:value-type="float" office:value="46.3">
            <text:p>46.3</text:p>
          </table:table-cell>
          <table:table-cell office:value-type="float" office:value="58">
            <text:p>58</text:p>
          </table:table-cell>
          <table:table-cell office:value-type="float" office:value="50.8">
            <text:p>50.8</text:p>
          </table:table-cell>
          <table:table-cell office:value-type="string">
            <text:p>Fairly cool out (around 50 degrees)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1-12">
            <text:p>01/12/17</text:p>
          </table:table-cell>
          <table:table-cell office:value-type="string">
            <text:p>Su Hong</text:p>
          </table:table-cell>
          <table:table-cell table:style-name="ce4" office:value-type="float" office:value="51.4">
            <text:p>51.4</text:p>
          </table:table-cell>
          <table:table-cell table:style-name="ce4" office:value-type="float" office:value="64.9">
            <text:p>64.9</text:p>
          </table:table-cell>
          <table:table-cell table:style-name="ce4" office:value-type="float" office:value="53.2">
            <text:p>53.2</text:p>
          </table:table-cell>
          <table:table-cell office:value-type="string">
            <text:p>Sub-50 weather, but dry; got 49.5 going in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1-26">
            <text:p>01/26/17</text:p>
          </table:table-cell>
          <table:table-cell office:value-type="string">
            <text:p>Ragazzi</text:p>
          </table:table-cell>
          <table:table-cell office:value-type="float" office:value="47.6">
            <text:p>47.6</text:p>
          </table:table-cell>
          <table:table-cell table:style-name="ce4" office:value-type="float" office:value="54.8">
            <text:p>54.8</text:p>
          </table:table-cell>
          <table:table-cell office:value-type="float" office:value="50.4">
            <text:p>50.4</text:p>
          </table:table-cell>
          <table:table-cell office:value-type="string">
            <text:p>Fairly cool lately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2-01">
            <text:p>02/01/17</text:p>
          </table:table-cell>
          <table:table-cell office:value-type="string">
            <text:p>Ragazzi </text:p>
          </table:table-cell>
          <table:table-cell table:style-name="ce4" office:value-type="float" office:value="47.6">
            <text:p>47.6</text:p>
          </table:table-cell>
          <table:table-cell table:style-name="ce4" office:value-type="float" office:value="59.4">
            <text:p>59.4</text:p>
          </table:table-cell>
          <table:table-cell office:value-type="float" office:value="52.2">
            <text:p>52.2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7-02-03">
            <text:p>02/03/17</text:p>
          </table:table-cell>
          <table:table-cell office:value-type="string">
            <text:p>Su Hong</text:p>
          </table:table-cell>
          <table:table-cell table:style-name="ce4" office:value-type="float" office:value="48.8">
            <text:p>48.8</text:p>
          </table:table-cell>
          <table:table-cell table:style-name="ce4" office:value-type="float" office:value="53.2">
            <text:p>53.2</text:p>
          </table:table-cell>
          <table:table-cell office:value-type="float" office:value="49.4">
            <text:p>49.4</text:p>
          </table:table-cell>
          <table:table-cell office:value-type="string">
            <text:p>I did get my cumulative up to 50.3 in the morning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2-08">
            <text:p>02/08/17</text:p>
          </table:table-cell>
          <table:table-cell office:value-type="string">
            <text:p>Su Hong</text:p>
          </table:table-cell>
          <table:table-cell table:style-name="ce4" office:value-type="float" office:value="49.9">
            <text:p>49.9</text:p>
          </table:table-cell>
          <table:table-cell table:style-name="ce4" office:value-type="float" office:value="71">
            <text:p>71</text:p>
          </table:table-cell>
          <table:table-cell office:value-type="float" office:value="52.7">
            <text:p>52.7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7-02-15">
            <text:p>02/15/17</text:p>
          </table:table-cell>
          <table:table-cell office:value-type="string">
            <text:p>Ragazzi </text:p>
          </table:table-cell>
          <table:table-cell table:style-name="ce4" office:value-type="float" office:value="50.3">
            <text:p>50.3</text:p>
          </table:table-cell>
          <table:table-cell office:value-type="float" office:value="60.6">
            <text:p>60.6</text:p>
          </table:table-cell>
          <table:table-cell office:value-type="float" office:value="54.3">
            <text:p>54.3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7-02-21">
            <text:p>02/21/17</text:p>
          </table:table-cell>
          <table:table-cell office:value-type="string">
            <text:p>Round Table</text:p>
          </table:table-cell>
          <table:table-cell table:style-name="ce4" office:value-type="float" office:value="47.6">
            <text:p>47.6</text:p>
          </table:table-cell>
          <table:table-cell table:style-name="ce4" office:value-type="float" office:value="67.5">
            <text:p>67.5</text:p>
          </table:table-cell>
          <table:table-cell office:value-type="float" office:value="50.4">
            <text:p>50.4</text:p>
          </table:table-cell>
          <table:table-cell office:value-type="string">
            <text:p>Cool and rainy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3-08">
            <text:p>03/08/17</text:p>
          </table:table-cell>
          <table:table-cell office:value-type="string">
            <text:p>Ragazzi</text:p>
          </table:table-cell>
          <table:table-cell table:style-name="ce4" office:value-type="float" office:value="50.4">
            <text:p>50.4</text:p>
          </table:table-cell>
          <table:table-cell table:style-name="ce4" office:value-type="float" office:value="56.7">
            <text:p>56.7</text:p>
          </table:table-cell>
          <table:table-cell office:value-type="float" office:value="52.8">
            <text:p>52.8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7-03-15">
            <text:p>03/15/17</text:p>
          </table:table-cell>
          <table:table-cell office:value-type="string">
            <text:p>Ragazzi</text:p>
          </table:table-cell>
          <table:table-cell table:style-name="ce4" office:value-type="float" office:value="47.4">
            <text:p>47.4</text:p>
          </table:table-cell>
          <table:table-cell table:style-name="ce4" office:value-type="float" office:value="64.4">
            <text:p>64.4</text:p>
          </table:table-cell>
          <table:table-cell office:value-type="float" office:value="54">
            <text:p>54</text:p>
          </table:table-cell>
          <table:table-cell office:value-type="string">
            <text:p>It's warmed up a bit recently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4-04">
            <text:p>04/04/17</text:p>
          </table:table-cell>
          <table:table-cell office:value-type="string">
            <text:p>Round Table</text:p>
          </table:table-cell>
          <table:table-cell table:style-name="ce4" office:value-type="float" office:value="51.5">
            <text:p>51.5</text:p>
          </table:table-cell>
          <table:table-cell table:style-name="ce4" office:value-type="float" office:value="62.9">
            <text:p>62.9</text:p>
          </table:table-cell>
          <table:table-cell office:value-type="float" office:value="53.1">
            <text:p>53.1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7-08-01">
            <text:p>08/01/17</text:p>
          </table:table-cell>
          <table:table-cell office:value-type="string">
            <text:p>Round Table</text:p>
          </table:table-cell>
          <table:table-cell office:value-type="float" office:value="50.2">
            <text:p>50.2</text:p>
          </table:table-cell>
          <table:table-cell table:style-name="ce4" office:value-type="float" office:value="67.9">
            <text:p>67.9</text:p>
          </table:table-cell>
          <table:table-cell office:value-type="float" office:value="52.7">
            <text:p>52.7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7-08-08">
            <text:p>08/08/17</text:p>
          </table:table-cell>
          <table:table-cell office:value-type="string">
            <text:p>Round Table</text:p>
          </table:table-cell>
          <table:table-cell table:style-name="ce4" office:value-type="float" office:value="50.5">
            <text:p>50.5</text:p>
          </table:table-cell>
          <table:table-cell table:style-name="ce4" office:value-type="float" office:value="69.2">
            <text:p>69.2</text:p>
          </table:table-cell>
          <table:table-cell office:value-type="float" office:value="53.2">
            <text:p>53.2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7-08-09">
            <text:p>08/09/17</text:p>
          </table:table-cell>
          <table:table-cell office:value-type="string">
            <text:p>Su Hong</text:p>
          </table:table-cell>
          <table:table-cell office:value-type="float" office:value="51.2">
            <text:p>51.2</text:p>
          </table:table-cell>
          <table:table-cell office:value-type="float" office:value="60.2">
            <text:p>60.2</text:p>
          </table:table-cell>
          <table:table-cell table:style-name="ce4" office:value-type="float" office:value="52.5">
            <text:p>52.5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7-08-15">
            <text:p>08/15/17</text:p>
          </table:table-cell>
          <table:table-cell office:value-type="string">
            <text:p>Round Table</text:p>
          </table:table-cell>
          <table:table-cell office:value-type="float" office:value="48.8">
            <text:p>48.8</text:p>
          </table:table-cell>
          <table:table-cell table:style-name="ce4" office:value-type="float" office:value="66.5">
            <text:p>66.5</text:p>
          </table:table-cell>
          <table:table-cell office:value-type="float" office:value="51.3">
            <text:p>51.3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7-08-22">
            <text:p>08/22/17</text:p>
          </table:table-cell>
          <table:table-cell office:value-type="string">
            <text:p>Round Table</text:p>
          </table:table-cell>
          <table:table-cell office:value-type="float" office:value="52.6">
            <text:p>52.6</text:p>
          </table:table-cell>
          <table:table-cell table:style-name="ce4" office:value-type="float" office:value="69.3">
            <text:p>69.3</text:p>
          </table:table-cell>
          <table:table-cell office:value-type="float" office:value="55">
            <text:p>5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date" office:date-value="2017-08-24">
            <text:p>08/24/17</text:p>
          </table:table-cell>
          <table:table-cell office:value-type="string">
            <text:p>Su Hong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66.8">
            <text:p>66.8</text:p>
          </table:table-cell>
          <table:table-cell office:value-type="float" office:value="54.9">
            <text:p>54.9</text:p>
          </table:table-cell>
          <table:table-cell office:value-type="string">
            <text:p>Got 59, 61, 59 three days in a row going into work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8-29">
            <text:p>08/29/17</text:p>
          </table:table-cell>
          <table:table-cell office:value-type="string">
            <text:p>Round Table</text:p>
          </table:table-cell>
          <table:table-cell table:style-name="ce4" office:value-type="float" office:value="51.9">
            <text:p>51.9</text:p>
          </table:table-cell>
          <table:table-cell table:style-name="ce4" office:value-type="float" office:value="57.7">
            <text:p>57.7</text:p>
          </table:table-cell>
          <table:table-cell office:value-type="float" office:value="52.7">
            <text:p>52.7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7-09-05">
            <text:p>09/05/17</text:p>
          </table:table-cell>
          <table:table-cell office:value-type="string">
            <text:p>Round Table</text:p>
          </table:table-cell>
          <table:table-cell table:style-name="ce4" office:value-type="float" office:value="52.7">
            <text:p>52.7</text:p>
          </table:table-cell>
          <table:table-cell table:style-name="ce4" office:value-type="float" office:value="62.9">
            <text:p>62.9</text:p>
          </table:table-cell>
          <table:table-cell office:value-type="float" office:value="54.2">
            <text:p>54.2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7-09-12">
            <text:p>09/12/17</text:p>
          </table:table-cell>
          <table:table-cell office:value-type="string">
            <text:p>Round Table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67">
            <text:p>67</text:p>
          </table:table-cell>
          <table:table-cell office:value-type="float" office:value="55.9">
            <text:p>55.9</text:p>
          </table:table-cell>
          <table:table-cell office:value-type="string">
            <text:p>Got 67.5 going into work (!) – probably my best day ever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09-18">
            <text:p>09/18/17</text:p>
          </table:table-cell>
          <table:table-cell office:value-type="string">
            <text:p>Su Hong</text:p>
          </table:table-cell>
          <table:table-cell table:style-name="ce4" office:value-type="float" office:value="51.9">
            <text:p>51.9</text:p>
          </table:table-cell>
          <table:table-cell table:style-name="ce4" office:value-type="float" office:value="59.7">
            <text:p>59.7</text:p>
          </table:table-cell>
          <table:table-cell office:value-type="float" office:value="53">
            <text:p>53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7-09-19">
            <text:p>09/19/17</text:p>
          </table:table-cell>
          <table:table-cell office:value-type="string">
            <text:p>Round Table</text:p>
          </table:table-cell>
          <table:table-cell table:style-name="ce4" office:value-type="float" office:value="51.9">
            <text:p>51.9</text:p>
          </table:table-cell>
          <table:table-cell table:style-name="ce4" office:value-type="float" office:value="71.5">
            <text:p>71.5</text:p>
          </table:table-cell>
          <table:table-cell office:value-type="float" office:value="54.7">
            <text:p>54.7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7-09-26">
            <text:p>09/26/17</text:p>
          </table:table-cell>
          <table:table-cell office:value-type="string">
            <text:p>Round Table</text:p>
          </table:table-cell>
          <table:table-cell table:style-name="ce4" office:value-type="float" office:value="55.5">
            <text:p>55.5</text:p>
          </table:table-cell>
          <table:table-cell table:style-name="ce4" office:value-type="float" office:value="64.1">
            <text:p>64.1</text:p>
          </table:table-cell>
          <table:table-cell office:value-type="float" office:value="56.7">
            <text:p>56.7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7-10-03">
            <text:p>10/03/17</text:p>
          </table:table-cell>
          <table:table-cell office:value-type="string">
            <text:p>Round Table</text:p>
          </table:table-cell>
          <table:table-cell office:value-type="float" office:value="51.6">
            <text:p>51.6</text:p>
          </table:table-cell>
          <table:table-cell table:style-name="ce4" office:value-type="float" office:value="66.4">
            <text:p>66.4</text:p>
          </table:table-cell>
          <table:table-cell office:value-type="float" office:value="53.7">
            <text:p>53.7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7-10-10">
            <text:p>10/10/17</text:p>
          </table:table-cell>
          <table:table-cell office:value-type="string">
            <text:p>Round Table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59.8">
            <text:p>59.8</text:p>
          </table:table-cell>
          <table:table-cell office:value-type="float" office:value="54.8">
            <text:p>54.8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7-10-24">
            <text:p>10/24/17</text:p>
          </table:table-cell>
          <table:table-cell office:value-type="string">
            <text:p>Round Table</text:p>
          </table:table-cell>
          <table:table-cell office:value-type="float" office:value="54.5">
            <text:p>54.5</text:p>
          </table:table-cell>
          <table:table-cell office:value-type="float" office:value="70.9">
            <text:p>70.9</text:p>
          </table:table-cell>
          <table:table-cell office:value-type="float" office:value="56.8">
            <text:p>56.8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7-10-25">
            <text:p>10/25/17</text:p>
          </table:table-cell>
          <table:table-cell office:value-type="string">
            <text:p>Chef Kwan's</text:p>
          </table:table-cell>
          <table:table-cell table:style-name="ce4" office:value-type="float" office:value="51.9">
            <text:p>51.9</text:p>
          </table:table-cell>
          <table:table-cell table:style-name="ce4" office:value-type="float" office:value="61">
            <text:p>61</text:p>
          </table:table-cell>
          <table:table-cell office:value-type="float" office:value="53.1">
            <text:p>53.1</text:p>
          </table:table-cell>
          <table:table-cell office:value-type="string">
            <text:p>Formerly Su Hong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11-27">
            <text:p>11/27/17</text:p>
          </table:table-cell>
          <table:table-cell office:value-type="string">
            <text:p>Ragazzi</text:p>
          </table:table-cell>
          <table:table-cell office:value-type="float" office:value="50">
            <text:p>50</text:p>
          </table:table-cell>
          <table:table-cell office:value-type="float" office:value="60.5">
            <text:p>60.5</text:p>
          </table:table-cell>
          <table:table-cell office:value-type="float" office:value="54.1">
            <text:p>54.1</text:p>
          </table:table-cell>
          <table:table-cell office:value-type="string">
            <text:p>Fairly cool out (sub-50)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7-12-05">
            <text:p>12/05/17</text:p>
          </table:table-cell>
          <table:table-cell office:value-type="string">
            <text:p>Round Table</text:p>
          </table:table-cell>
          <table:table-cell table:style-name="ce4" office:value-type="float" office:value="50.1">
            <text:p>50.1</text:p>
          </table:table-cell>
          <table:table-cell table:style-name="ce4" office:value-type="float" office:value="50.8">
            <text:p>50.8</text:p>
          </table:table-cell>
          <table:table-cell table:style-name="ce4" office:value-type="float" office:value="50.2">
            <text:p>50.2</text:p>
          </table:table-cell>
          <table:table-cell office:value-type="string">
            <text:p>Temperature was in the low 40s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8-07-19">
            <text:p>07/19/18</text:p>
          </table:table-cell>
          <table:table-cell office:value-type="string">
            <text:p>Chef Kwan's</text:p>
          </table:table-cell>
          <table:table-cell table:style-name="ce4" office:value-type="float" office:value="52.7">
            <text:p>52.7</text:p>
          </table:table-cell>
          <table:table-cell table:style-name="ce4" office:value-type="float" office:value="54.8">
            <text:p>54.8</text:p>
          </table:table-cell>
          <table:table-cell office:value-type="float" office:value="53">
            <text:p>53</text:p>
          </table:table-cell>
          <table:table-cell office:value-type="string">
            <text:p>We now go to Avanti instead of Roundtable for pizza on Wednesdays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8-09-07">
            <text:p>09/07/18</text:p>
          </table:table-cell>
          <table:table-cell office:value-type="string">
            <text:p>Chef Kwan's</text:p>
          </table:table-cell>
          <table:table-cell table:style-name="ce4" office:value-type="float" office:value="51.5">
            <text:p>51.5</text:p>
          </table:table-cell>
          <table:table-cell table:style-name="ce4" office:value-type="float" office:value="68">
            <text:p>68</text:p>
          </table:table-cell>
          <table:table-cell office:value-type="float" office:value="53.7">
            <text:p>53.7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11-13">
            <text:p>11/13/18</text:p>
          </table:table-cell>
          <table:table-cell office:value-type="string">
            <text:p>Chef Kwan's</text:p>
          </table:table-cell>
          <table:table-cell office:value-type="float" office:value="52.2">
            <text:p>52.2</text:p>
          </table:table-cell>
          <table:table-cell office:value-type="float" office:value="63.2">
            <text:p>63.2</text:p>
          </table:table-cell>
          <table:table-cell office:value-type="float" office:value="53.7">
            <text:p>53.7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9-02-05">
            <text:p>02/05/19</text:p>
          </table:table-cell>
          <table:table-cell office:value-type="string">
            <text:p>Chef Kwan's</text:p>
          </table:table-cell>
          <table:table-cell table:style-name="ce4" office:value-type="float" office:value="48.3">
            <text:p>48.3</text:p>
          </table:table-cell>
          <table:table-cell table:style-name="ce4" office:value-type="float" office:value="73.7">
            <text:p>73.7</text:p>
          </table:table-cell>
          <table:table-cell office:value-type="float" office:value="51.7">
            <text:p>51.7</text:p>
          </table:table-cell>
          <table:table-cell office:value-type="string">
            <text:p>Fairly cold and rainy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9-05-16">
            <text:p>05/16/19</text:p>
          </table:table-cell>
          <table:table-cell office:value-type="string">
            <text:p>Chef Kwan's</text:p>
          </table:table-cell>
          <table:table-cell table:style-name="ce4" office:value-type="float" office:value="54.1">
            <text:p>54.1</text:p>
          </table:table-cell>
          <table:table-cell table:style-name="ce4" office:value-type="float" office:value="68.5">
            <text:p>68.5</text:p>
          </table:table-cell>
          <table:table-cell office:value-type="float" office:value="56">
            <text:p>56</text:p>
          </table:table-cell>
          <table:table-cell office:value-type="string">
            <text:p>Date approximate</text:p>
          </table:table-cell>
          <table:table-cell table:number-columns-repeated="1018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3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3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5">05/25/2019</text:date>, <text:time>15:0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5T15:07:56.16</dc:date>
    <dc:creator>Kevin Kraft</dc:creator>
    <meta:generator>OpenOffice/4.1.2$Win32 OpenOffice.org_project/412m3$Build-9782</meta:generator>
    <meta:editing-duration>PT7H2M48S</meta:editing-duration>
    <meta:editing-cycles>137</meta:editing-cycles>
    <meta:document-statistic meta:table-count="3" meta:cell-count="628" meta:object-count="0"/>
    <meta:user-defined meta:name=""/>
  </office:meta>
</office:document-meta>
</file>